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fc06736d326bd105cf0afc5ad8c3942" style:family="table-column">
      <style:table-column-properties fo:break-before="auto" style:use-optimal-column-width="false" style:column-width="6cm"/>
    </style:style>
    <style:style style:name="odsStyleTableColumn-52ad82fd2fedf2fac3bf6667e8190f29" style:family="table-column">
      <style:table-column-properties fo:break-before="auto" style:use-optimal-column-width="false" style:column-width="5cm"/>
    </style:style>
    <style:style style:name="odsStyleTableColumn-ee7503c739519ef6d45d7c5132282593" style:family="table-column">
      <style:table-column-properties fo:break-before="auto" style:use-optimal-column-width="false" style:column-width="3cm"/>
    </style:style>
    <style:style style:name="odsStyleTableCell-299db5dad16ee3bf86b7155b431e9e6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6f3f5e80673bbaa46b2db9ac6fc82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3a11921fe089ba0806d10473253a12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9705fe1d514899be2ffbd4c9fe1aa4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fdb146a990dc3245ed4a90d039ffba4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7f2851f8c1de1b17b726f7d138edaf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fc06736d326bd105cf0afc5ad8c3942" table:default-cell-style-name="Default"/>
        <table:table-column table:style-name="odsStyleTableColumn-52ad82fd2fedf2fac3bf6667e8190f29" table:default-cell-style-name="Default"/>
        <table:table-column table:style-name="odsStyleTableColumn-ee7503c739519ef6d45d7c5132282593" table:default-cell-style-name="Default"/>
        <table:table-column table:style-name="odsStyleTableColumn-ee7503c739519ef6d45d7c5132282593" table:default-cell-style-name="Default"/>
        <table:table-column table:style-name="odsStyleTableColumn-ee7503c739519ef6d45d7c513228259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99db5dad16ee3bf86b7155b431e9e6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6f3f5e80673bbaa46b2db9ac6fc821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6f3f5e80673bbaa46b2db9ac6fc8210" table:number-columns-spanned="5" table:number-rows-spanned="1" office:value-type="string">
            <text:p>TABLA No. 27-24</text:p>
          </table:table-cell>
          <table:covered-table-cell table:number-columns-repeated="4"/>
        </table:table-row>
        <table:table-row table:style-name="ro1">
          <table:table-cell table:style-name="odsStyleTableCell-26f3f5e80673bbaa46b2db9ac6fc8210" table:number-columns-spanned="5" table:number-rows-spanned="1" office:value-type="string">
            <text:p>TABLA DE COTIZACIONES DEL 8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6f3f5e80673bbaa46b2db9ac6fc821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3a11921fe089ba0806d10473253a12c" office:value-type="string">
            <text:p>PAIS</text:p>
          </table:table-cell>
          <table:table-cell table:style-name="odsStyleTableCell-33a11921fe089ba0806d10473253a12c" office:value-type="string">
            <text:p>UNIDAD MONETARIA</text:p>
          </table:table-cell>
          <table:table-cell table:style-name="odsStyleTableCell-33a11921fe089ba0806d10473253a12c" office:value-type="string">
            <text:p>MONEDA</text:p>
          </table:table-cell>
          <table:table-cell table:style-name="odsStyleTableCell-33a11921fe089ba0806d10473253a12c" office:value-type="string">
            <text:p>TIPO DE CAMBIO EN Bs POR UNIDAD DE MONEDA EXTRANJERA</text:p>
          </table:table-cell>
          <table:table-cell table:style-name="odsStyleTableCell-33a11921fe089ba0806d10473253a12c" office:value-type="string">
            <text:p>TIPO DE CAMBIO EN M.E.</text:p>
          </table:table-cell>
        </table:table-row>
        <table:table-row table:style-name="ro1">
          <table:table-cell table:style-name="odsStyleTableCell-59705fe1d514899be2ffbd4c9fe1aa4d" office:value-type="string">
            <text:p>ESTADOS UNIDOS</text:p>
          </table:table-cell>
          <table:table-cell table:style-name="odsStyleTableCell-59705fe1d514899be2ffbd4c9fe1aa4d" office:value-type="string">
            <text:p>DOLAR VENTA</text:p>
          </table:table-cell>
          <table:table-cell table:style-name="odsStyleTableCell-59705fe1d514899be2ffbd4c9fe1aa4d" office:value-type="string">
            <text:p>USD.VENTA</text:p>
          </table:table-cell>
          <table:table-cell table:style-name="odsStyleTableCell-fdb146a990dc3245ed4a90d039ffba43" office:value-type="string">
            <text:p>6.96000</text:p>
          </table:table-cell>
          <table:table-cell table:style-name="odsStyleTableCell-fdb146a990dc3245ed4a90d039ffba43" office:value-type="string">
            <text:p/>
          </table:table-cell>
        </table:table-row>
        <table:table-row table:style-name="ro1">
          <table:table-cell table:style-name="odsStyleTableCell-59705fe1d514899be2ffbd4c9fe1aa4d" office:value-type="string">
            <text:p>ESTADOS UNIDOS</text:p>
          </table:table-cell>
          <table:table-cell table:style-name="odsStyleTableCell-59705fe1d514899be2ffbd4c9fe1aa4d" office:value-type="string">
            <text:p>DOLAR COMPRA</text:p>
          </table:table-cell>
          <table:table-cell table:style-name="odsStyleTableCell-59705fe1d514899be2ffbd4c9fe1aa4d" office:value-type="string">
            <text:p>USD.COMPRA</text:p>
          </table:table-cell>
          <table:table-cell table:style-name="odsStyleTableCell-fdb146a990dc3245ed4a90d039ffba43" office:value-type="string">
            <text:p>6.86000</text:p>
          </table:table-cell>
          <table:table-cell table:style-name="odsStyleTableCell-fdb146a990dc3245ed4a90d039ffba43" office:value-type="string">
            <text:p/>
          </table:table-cell>
        </table:table-row>
        <table:table-row table:style-name="ro1">
          <table:table-cell table:style-name="odsStyleTableCell-59705fe1d514899be2ffbd4c9fe1aa4d" office:value-type="string">
            <text:p>UNION EUROPEA</text:p>
          </table:table-cell>
          <table:table-cell table:style-name="odsStyleTableCell-59705fe1d514899be2ffbd4c9fe1aa4d" office:value-type="string">
            <text:p>EURO</text:p>
          </table:table-cell>
          <table:table-cell table:style-name="odsStyleTableCell-59705fe1d514899be2ffbd4c9fe1aa4d" office:value-type="string">
            <text:p>EUR</text:p>
          </table:table-cell>
          <table:table-cell table:style-name="odsStyleTableCell-fdb146a990dc3245ed4a90d039ffba43" office:value-type="string">
            <text:p>7.38961</text:p>
          </table:table-cell>
          <table:table-cell table:style-name="odsStyleTableCell-fdb146a990dc3245ed4a90d039ffba43" office:value-type="string">
            <text:p>0.92833</text:p>
          </table:table-cell>
        </table:table-row>
        <table:table-row table:style-name="ro1">
          <table:table-cell table:style-name="odsStyleTableCell-59705fe1d514899be2ffbd4c9fe1aa4d" office:value-type="string">
            <text:p>JAPON</text:p>
          </table:table-cell>
          <table:table-cell table:style-name="odsStyleTableCell-59705fe1d514899be2ffbd4c9fe1aa4d" office:value-type="string">
            <text:p>YEN</text:p>
          </table:table-cell>
          <table:table-cell table:style-name="odsStyleTableCell-59705fe1d514899be2ffbd4c9fe1aa4d" office:value-type="string">
            <text:p>JPY</text:p>
          </table:table-cell>
          <table:table-cell table:style-name="odsStyleTableCell-fdb146a990dc3245ed4a90d039ffba43" office:value-type="string">
            <text:p>0.04631</text:p>
          </table:table-cell>
          <table:table-cell table:style-name="odsStyleTableCell-fdb146a990dc3245ed4a90d039ffba43" office:value-type="string">
            <text:p>148.14000</text:p>
          </table:table-cell>
        </table:table-row>
        <table:table-row table:style-name="ro1">
          <table:table-cell table:style-name="odsStyleTableCell-59705fe1d514899be2ffbd4c9fe1aa4d" office:value-type="string">
            <text:p>ARABIA SAUDITA</text:p>
          </table:table-cell>
          <table:table-cell table:style-name="odsStyleTableCell-59705fe1d514899be2ffbd4c9fe1aa4d" office:value-type="string">
            <text:p>RIYAL SAUDÍ</text:p>
          </table:table-cell>
          <table:table-cell table:style-name="odsStyleTableCell-59705fe1d514899be2ffbd4c9fe1aa4d" office:value-type="string">
            <text:p>SAR</text:p>
          </table:table-cell>
          <table:table-cell table:style-name="odsStyleTableCell-fdb146a990dc3245ed4a90d039ffba43" office:value-type="string">
            <text:p>1.82919</text:p>
          </table:table-cell>
          <table:table-cell table:style-name="odsStyleTableCell-fdb146a990dc3245ed4a90d039ffba43" office:value-type="string">
            <text:p>3.75030</text:p>
          </table:table-cell>
        </table:table-row>
        <table:table-row table:style-name="ro1">
          <table:table-cell table:style-name="odsStyleTableCell-59705fe1d514899be2ffbd4c9fe1aa4d" office:value-type="string">
            <text:p>ARGELIA</text:p>
          </table:table-cell>
          <table:table-cell table:style-name="odsStyleTableCell-59705fe1d514899be2ffbd4c9fe1aa4d" office:value-type="string">
            <text:p>DINAR ARGELINO</text:p>
          </table:table-cell>
          <table:table-cell table:style-name="odsStyleTableCell-59705fe1d514899be2ffbd4c9fe1aa4d" office:value-type="string">
            <text:p>DZD</text:p>
          </table:table-cell>
          <table:table-cell table:style-name="odsStyleTableCell-fdb146a990dc3245ed4a90d039ffba43" office:value-type="string">
            <text:p>0.05110</text:p>
          </table:table-cell>
          <table:table-cell table:style-name="odsStyleTableCell-fdb146a990dc3245ed4a90d039ffba43" office:value-type="string">
            <text:p>134.25500</text:p>
          </table:table-cell>
        </table:table-row>
        <table:table-row table:style-name="ro1">
          <table:table-cell table:style-name="odsStyleTableCell-59705fe1d514899be2ffbd4c9fe1aa4d" office:value-type="string">
            <text:p>ARGENTINA</text:p>
          </table:table-cell>
          <table:table-cell table:style-name="odsStyleTableCell-59705fe1d514899be2ffbd4c9fe1aa4d" office:value-type="string">
            <text:p>PESO</text:p>
          </table:table-cell>
          <table:table-cell table:style-name="odsStyleTableCell-59705fe1d514899be2ffbd4c9fe1aa4d" office:value-type="string">
            <text:p>ARS</text:p>
          </table:table-cell>
          <table:table-cell table:style-name="odsStyleTableCell-fdb146a990dc3245ed4a90d039ffba43" office:value-type="string">
            <text:p>0.00826</text:p>
          </table:table-cell>
          <table:table-cell table:style-name="odsStyleTableCell-fdb146a990dc3245ed4a90d039ffba43" office:value-type="string">
            <text:p>830.17750</text:p>
          </table:table-cell>
        </table:table-row>
        <table:table-row table:style-name="ro1">
          <table:table-cell table:style-name="odsStyleTableCell-59705fe1d514899be2ffbd4c9fe1aa4d" office:value-type="string">
            <text:p>AUSTRALIA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AUD</text:p>
          </table:table-cell>
          <table:table-cell table:style-name="odsStyleTableCell-fdb146a990dc3245ed4a90d039ffba43" office:value-type="string">
            <text:p>4.47136</text:p>
          </table:table-cell>
          <table:table-cell table:style-name="odsStyleTableCell-fdb146a990dc3245ed4a90d039ffba43" office:value-type="string">
            <text:p>1.53421</text:p>
          </table:table-cell>
        </table:table-row>
        <table:table-row table:style-name="ro1">
          <table:table-cell table:style-name="odsStyleTableCell-59705fe1d514899be2ffbd4c9fe1aa4d" office:value-type="string">
            <text:p>BRASIL</text:p>
          </table:table-cell>
          <table:table-cell table:style-name="odsStyleTableCell-59705fe1d514899be2ffbd4c9fe1aa4d" office:value-type="string">
            <text:p>REAL</text:p>
          </table:table-cell>
          <table:table-cell table:style-name="odsStyleTableCell-59705fe1d514899be2ffbd4c9fe1aa4d" office:value-type="string">
            <text:p>BRL</text:p>
          </table:table-cell>
          <table:table-cell table:style-name="odsStyleTableCell-fdb146a990dc3245ed4a90d039ffba43" office:value-type="string">
            <text:p>1.38089</text:p>
          </table:table-cell>
          <table:table-cell table:style-name="odsStyleTableCell-fdb146a990dc3245ed4a90d039ffba43" office:value-type="string">
            <text:p>4.96780</text:p>
          </table:table-cell>
        </table:table-row>
        <table:table-row table:style-name="ro1">
          <table:table-cell table:style-name="odsStyleTableCell-59705fe1d514899be2ffbd4c9fe1aa4d" office:value-type="string">
            <text:p>CANADA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CAD</text:p>
          </table:table-cell>
          <table:table-cell table:style-name="odsStyleTableCell-fdb146a990dc3245ed4a90d039ffba43" office:value-type="string">
            <text:p>5.09431</text:p>
          </table:table-cell>
          <table:table-cell table:style-name="odsStyleTableCell-fdb146a990dc3245ed4a90d039ffba43" office:value-type="string">
            <text:p>1.34660</text:p>
          </table:table-cell>
        </table:table-row>
        <table:table-row table:style-name="ro1">
          <table:table-cell table:style-name="odsStyleTableCell-59705fe1d514899be2ffbd4c9fe1aa4d" office:value-type="string">
            <text:p>CHILE</text:p>
          </table:table-cell>
          <table:table-cell table:style-name="odsStyleTableCell-59705fe1d514899be2ffbd4c9fe1aa4d" office:value-type="string">
            <text:p>PESO</text:p>
          </table:table-cell>
          <table:table-cell table:style-name="odsStyleTableCell-59705fe1d514899be2ffbd4c9fe1aa4d" office:value-type="string">
            <text:p>CLP</text:p>
          </table:table-cell>
          <table:table-cell table:style-name="odsStyleTableCell-fdb146a990dc3245ed4a90d039ffba43" office:value-type="string">
            <text:p>0.00719</text:p>
          </table:table-cell>
          <table:table-cell table:style-name="odsStyleTableCell-fdb146a990dc3245ed4a90d039ffba43" office:value-type="string">
            <text:p>953.96000</text:p>
          </table:table-cell>
        </table:table-row>
        <table:table-row table:style-name="ro1">
          <table:table-cell table:style-name="odsStyleTableCell-59705fe1d514899be2ffbd4c9fe1aa4d" office:value-type="string">
            <text:p>COLOMBIA</text:p>
          </table:table-cell>
          <table:table-cell table:style-name="odsStyleTableCell-59705fe1d514899be2ffbd4c9fe1aa4d" office:value-type="string">
            <text:p>PESO</text:p>
          </table:table-cell>
          <table:table-cell table:style-name="odsStyleTableCell-59705fe1d514899be2ffbd4c9fe1aa4d" office:value-type="string">
            <text:p>COP</text:p>
          </table:table-cell>
          <table:table-cell table:style-name="odsStyleTableCell-fdb146a990dc3245ed4a90d039ffba43" office:value-type="string">
            <text:p>0.00173</text:p>
          </table:table-cell>
          <table:table-cell table:style-name="odsStyleTableCell-fdb146a990dc3245ed4a90d039ffba43" office:value-type="string">
            <text:p>3,955.96000</text:p>
          </table:table-cell>
        </table:table-row>
        <table:table-row table:style-name="ro1">
          <table:table-cell table:style-name="odsStyleTableCell-59705fe1d514899be2ffbd4c9fe1aa4d" office:value-type="string">
            <text:p>COREA DEL SUR</text:p>
          </table:table-cell>
          <table:table-cell table:style-name="odsStyleTableCell-59705fe1d514899be2ffbd4c9fe1aa4d" office:value-type="string">
            <text:p>WON</text:p>
          </table:table-cell>
          <table:table-cell table:style-name="odsStyleTableCell-59705fe1d514899be2ffbd4c9fe1aa4d" office:value-type="string">
            <text:p>KRW</text:p>
          </table:table-cell>
          <table:table-cell table:style-name="odsStyleTableCell-fdb146a990dc3245ed4a90d039ffba43" office:value-type="string">
            <text:p>0.00517</text:p>
          </table:table-cell>
          <table:table-cell table:style-name="odsStyleTableCell-fdb146a990dc3245ed4a90d039ffba43" office:value-type="string">
            <text:p>1,327.61000</text:p>
          </table:table-cell>
        </table:table-row>
        <table:table-row table:style-name="ro1">
          <table:table-cell table:style-name="odsStyleTableCell-59705fe1d514899be2ffbd4c9fe1aa4d" office:value-type="string">
            <text:p>COSTA RICA</text:p>
          </table:table-cell>
          <table:table-cell table:style-name="odsStyleTableCell-59705fe1d514899be2ffbd4c9fe1aa4d" office:value-type="string">
            <text:p>COLON COSTARRICENSE</text:p>
          </table:table-cell>
          <table:table-cell table:style-name="odsStyleTableCell-59705fe1d514899be2ffbd4c9fe1aa4d" office:value-type="string">
            <text:p>CRC</text:p>
          </table:table-cell>
          <table:table-cell table:style-name="odsStyleTableCell-fdb146a990dc3245ed4a90d039ffba43" office:value-type="string">
            <text:p>0.01323</text:p>
          </table:table-cell>
          <table:table-cell table:style-name="odsStyleTableCell-fdb146a990dc3245ed4a90d039ffba43" office:value-type="string">
            <text:p>518.55000</text:p>
          </table:table-cell>
        </table:table-row>
        <table:table-row table:style-name="ro1">
          <table:table-cell table:style-name="odsStyleTableCell-59705fe1d514899be2ffbd4c9fe1aa4d" office:value-type="string">
            <text:p>REPUBLICA CHECA</text:p>
          </table:table-cell>
          <table:table-cell table:style-name="odsStyleTableCell-59705fe1d514899be2ffbd4c9fe1aa4d" office:value-type="string">
            <text:p>CORONA CHECA</text:p>
          </table:table-cell>
          <table:table-cell table:style-name="odsStyleTableCell-59705fe1d514899be2ffbd4c9fe1aa4d" office:value-type="string">
            <text:p>CZK</text:p>
          </table:table-cell>
          <table:table-cell table:style-name="odsStyleTableCell-fdb146a990dc3245ed4a90d039ffba43" office:value-type="string">
            <text:p>0.29594</text:p>
          </table:table-cell>
          <table:table-cell table:style-name="odsStyleTableCell-fdb146a990dc3245ed4a90d039ffba43" office:value-type="string">
            <text:p>23.18050</text:p>
          </table:table-cell>
        </table:table-row>
        <table:table-row table:style-name="ro1">
          <table:table-cell table:style-name="odsStyleTableCell-59705fe1d514899be2ffbd4c9fe1aa4d" office:value-type="string">
            <text:p>DINAMARCA</text:p>
          </table:table-cell>
          <table:table-cell table:style-name="odsStyleTableCell-59705fe1d514899be2ffbd4c9fe1aa4d" office:value-type="string">
            <text:p>CORONA</text:p>
          </table:table-cell>
          <table:table-cell table:style-name="odsStyleTableCell-59705fe1d514899be2ffbd4c9fe1aa4d" office:value-type="string">
            <text:p>DKK</text:p>
          </table:table-cell>
          <table:table-cell table:style-name="odsStyleTableCell-fdb146a990dc3245ed4a90d039ffba43" office:value-type="string">
            <text:p>0.99091</text:p>
          </table:table-cell>
          <table:table-cell table:style-name="odsStyleTableCell-fdb146a990dc3245ed4a90d039ffba43" office:value-type="string">
            <text:p>6.92290</text:p>
          </table:table-cell>
        </table:table-row>
        <table:table-row table:style-name="ro1">
          <table:table-cell table:style-name="odsStyleTableCell-59705fe1d514899be2ffbd4c9fe1aa4d" office:value-type="string">
            <text:p>ECUADOR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USD</text:p>
          </table:table-cell>
          <table:table-cell table:style-name="odsStyleTableCell-fdb146a990dc3245ed4a90d039ffba43" office:value-type="string">
            <text:p>6.86000</text:p>
          </table:table-cell>
          <table:table-cell table:style-name="odsStyleTableCell-fdb146a990dc3245ed4a90d039ffba43" office:value-type="string">
            <text:p>1.00000</text:p>
          </table:table-cell>
        </table:table-row>
        <table:table-row table:style-name="ro1">
          <table:table-cell table:style-name="odsStyleTableCell-59705fe1d514899be2ffbd4c9fe1aa4d" office:value-type="string">
            <text:p>EMIRATOS ARABES</text:p>
          </table:table-cell>
          <table:table-cell table:style-name="odsStyleTableCell-59705fe1d514899be2ffbd4c9fe1aa4d" office:value-type="string">
            <text:p>DIRHAM</text:p>
          </table:table-cell>
          <table:table-cell table:style-name="odsStyleTableCell-59705fe1d514899be2ffbd4c9fe1aa4d" office:value-type="string">
            <text:p>AED</text:p>
          </table:table-cell>
          <table:table-cell table:style-name="odsStyleTableCell-fdb146a990dc3245ed4a90d039ffba43" office:value-type="string">
            <text:p>1.86768</text:p>
          </table:table-cell>
          <table:table-cell table:style-name="odsStyleTableCell-fdb146a990dc3245ed4a90d039ffba43" office:value-type="string">
            <text:p>3.67300</text:p>
          </table:table-cell>
        </table:table-row>
        <table:table-row table:style-name="ro1">
          <table:table-cell table:style-name="odsStyleTableCell-59705fe1d514899be2ffbd4c9fe1aa4d" office:value-type="string">
            <text:p>FILIPINAS</text:p>
          </table:table-cell>
          <table:table-cell table:style-name="odsStyleTableCell-59705fe1d514899be2ffbd4c9fe1aa4d" office:value-type="string">
            <text:p>PESO FILIPINO</text:p>
          </table:table-cell>
          <table:table-cell table:style-name="odsStyleTableCell-59705fe1d514899be2ffbd4c9fe1aa4d" office:value-type="string">
            <text:p>PHP</text:p>
          </table:table-cell>
          <table:table-cell table:style-name="odsStyleTableCell-fdb146a990dc3245ed4a90d039ffba43" office:value-type="string">
            <text:p>0.12259</text:p>
          </table:table-cell>
          <table:table-cell table:style-name="odsStyleTableCell-fdb146a990dc3245ed4a90d039ffba43" office:value-type="string">
            <text:p>55.96000</text:p>
          </table:table-cell>
        </table:table-row>
        <table:table-row table:style-name="ro1">
          <table:table-cell table:style-name="odsStyleTableCell-59705fe1d514899be2ffbd4c9fe1aa4d" office:value-type="string">
            <text:p>HAITÍ</text:p>
          </table:table-cell>
          <table:table-cell table:style-name="odsStyleTableCell-59705fe1d514899be2ffbd4c9fe1aa4d" office:value-type="string">
            <text:p>GOURDE</text:p>
          </table:table-cell>
          <table:table-cell table:style-name="odsStyleTableCell-59705fe1d514899be2ffbd4c9fe1aa4d" office:value-type="string">
            <text:p>HTG</text:p>
          </table:table-cell>
          <table:table-cell table:style-name="odsStyleTableCell-fdb146a990dc3245ed4a90d039ffba43" office:value-type="string">
            <text:p>0.05215</text:p>
          </table:table-cell>
          <table:table-cell table:style-name="odsStyleTableCell-fdb146a990dc3245ed4a90d039ffba43" office:value-type="string">
            <text:p>131.54590</text:p>
          </table:table-cell>
        </table:table-row>
        <table:table-row table:style-name="ro1">
          <table:table-cell table:style-name="odsStyleTableCell-59705fe1d514899be2ffbd4c9fe1aa4d" office:value-type="string">
            <text:p>HONG KONG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HKD</text:p>
          </table:table-cell>
          <table:table-cell table:style-name="odsStyleTableCell-fdb146a990dc3245ed4a90d039ffba43" office:value-type="string">
            <text:p>0.87734</text:p>
          </table:table-cell>
          <table:table-cell table:style-name="odsStyleTableCell-fdb146a990dc3245ed4a90d039ffba43" office:value-type="string">
            <text:p>7.81910</text:p>
          </table:table-cell>
        </table:table-row>
        <table:table-row table:style-name="ro1">
          <table:table-cell table:style-name="odsStyleTableCell-59705fe1d514899be2ffbd4c9fe1aa4d" office:value-type="string">
            <text:p>INDIA</text:p>
          </table:table-cell>
          <table:table-cell table:style-name="odsStyleTableCell-59705fe1d514899be2ffbd4c9fe1aa4d" office:value-type="string">
            <text:p>RUPIA</text:p>
          </table:table-cell>
          <table:table-cell table:style-name="odsStyleTableCell-59705fe1d514899be2ffbd4c9fe1aa4d" office:value-type="string">
            <text:p>INR</text:p>
          </table:table-cell>
          <table:table-cell table:style-name="odsStyleTableCell-fdb146a990dc3245ed4a90d039ffba43" office:value-type="string">
            <text:p>0.08268</text:p>
          </table:table-cell>
          <table:table-cell table:style-name="odsStyleTableCell-fdb146a990dc3245ed4a90d039ffba43" office:value-type="string">
            <text:p>82.97000</text:p>
          </table:table-cell>
        </table:table-row>
        <table:table-row table:style-name="ro1">
          <table:table-cell table:style-name="odsStyleTableCell-59705fe1d514899be2ffbd4c9fe1aa4d" office:value-type="string">
            <text:p>INDONESIA</text:p>
          </table:table-cell>
          <table:table-cell table:style-name="odsStyleTableCell-59705fe1d514899be2ffbd4c9fe1aa4d" office:value-type="string">
            <text:p>RUPIA INDONESIA</text:p>
          </table:table-cell>
          <table:table-cell table:style-name="odsStyleTableCell-59705fe1d514899be2ffbd4c9fe1aa4d" office:value-type="string">
            <text:p>IDR</text:p>
          </table:table-cell>
          <table:table-cell table:style-name="odsStyleTableCell-fdb146a990dc3245ed4a90d039ffba43" office:value-type="string">
            <text:p>0.00044</text:p>
          </table:table-cell>
          <table:table-cell table:style-name="odsStyleTableCell-fdb146a990dc3245ed4a90d039ffba43" office:value-type="string">
            <text:p>15,635.00000</text:p>
          </table:table-cell>
        </table:table-row>
        <table:table-row table:style-name="ro1">
          <table:table-cell table:style-name="odsStyleTableCell-59705fe1d514899be2ffbd4c9fe1aa4d" office:value-type="string">
            <text:p>ISRAEL</text:p>
          </table:table-cell>
          <table:table-cell table:style-name="odsStyleTableCell-59705fe1d514899be2ffbd4c9fe1aa4d" office:value-type="string">
            <text:p>NUEVO SÉQUEL</text:p>
          </table:table-cell>
          <table:table-cell table:style-name="odsStyleTableCell-59705fe1d514899be2ffbd4c9fe1aa4d" office:value-type="string">
            <text:p>ILS</text:p>
          </table:table-cell>
          <table:table-cell table:style-name="odsStyleTableCell-fdb146a990dc3245ed4a90d039ffba43" office:value-type="string">
            <text:p>1.87626</text:p>
          </table:table-cell>
          <table:table-cell table:style-name="odsStyleTableCell-fdb146a990dc3245ed4a90d039ffba43" office:value-type="string">
            <text:p>3.65620</text:p>
          </table:table-cell>
        </table:table-row>
        <table:table-row table:style-name="ro1">
          <table:table-cell table:style-name="odsStyleTableCell-59705fe1d514899be2ffbd4c9fe1aa4d" office:value-type="string">
            <text:p>MALASIA</text:p>
          </table:table-cell>
          <table:table-cell table:style-name="odsStyleTableCell-59705fe1d514899be2ffbd4c9fe1aa4d" office:value-type="string">
            <text:p>RINGGIT MALAYO</text:p>
          </table:table-cell>
          <table:table-cell table:style-name="odsStyleTableCell-59705fe1d514899be2ffbd4c9fe1aa4d" office:value-type="string">
            <text:p>MYR</text:p>
          </table:table-cell>
          <table:table-cell table:style-name="odsStyleTableCell-fdb146a990dc3245ed4a90d039ffba43" office:value-type="string">
            <text:p>1.44096</text:p>
          </table:table-cell>
          <table:table-cell table:style-name="odsStyleTableCell-fdb146a990dc3245ed4a90d039ffba43" office:value-type="string">
            <text:p>4.76070</text:p>
          </table:table-cell>
        </table:table-row>
        <table:table-row table:style-name="ro1">
          <table:table-cell table:style-name="odsStyleTableCell-59705fe1d514899be2ffbd4c9fe1aa4d" office:value-type="string">
            <text:p>MEXICO</text:p>
          </table:table-cell>
          <table:table-cell table:style-name="odsStyleTableCell-59705fe1d514899be2ffbd4c9fe1aa4d" office:value-type="string">
            <text:p>PESO</text:p>
          </table:table-cell>
          <table:table-cell table:style-name="odsStyleTableCell-59705fe1d514899be2ffbd4c9fe1aa4d" office:value-type="string">
            <text:p>MXN</text:p>
          </table:table-cell>
          <table:table-cell table:style-name="odsStyleTableCell-fdb146a990dc3245ed4a90d039ffba43" office:value-type="string">
            <text:p>0.40181</text:p>
          </table:table-cell>
          <table:table-cell table:style-name="odsStyleTableCell-fdb146a990dc3245ed4a90d039ffba43" office:value-type="string">
            <text:p>17.07270</text:p>
          </table:table-cell>
        </table:table-row>
        <table:table-row table:style-name="ro1">
          <table:table-cell table:style-name="odsStyleTableCell-59705fe1d514899be2ffbd4c9fe1aa4d" office:value-type="string">
            <text:p>NORUEGA</text:p>
          </table:table-cell>
          <table:table-cell table:style-name="odsStyleTableCell-59705fe1d514899be2ffbd4c9fe1aa4d" office:value-type="string">
            <text:p>CORONA</text:p>
          </table:table-cell>
          <table:table-cell table:style-name="odsStyleTableCell-59705fe1d514899be2ffbd4c9fe1aa4d" office:value-type="string">
            <text:p>NOK</text:p>
          </table:table-cell>
          <table:table-cell table:style-name="odsStyleTableCell-fdb146a990dc3245ed4a90d039ffba43" office:value-type="string">
            <text:p>0.64820</text:p>
          </table:table-cell>
          <table:table-cell table:style-name="odsStyleTableCell-fdb146a990dc3245ed4a90d039ffba43" office:value-type="string">
            <text:p>10.58320</text:p>
          </table:table-cell>
        </table:table-row>
        <table:table-row table:style-name="ro1">
          <table:table-cell table:style-name="odsStyleTableCell-59705fe1d514899be2ffbd4c9fe1aa4d" office:value-type="string">
            <text:p>PANAMÁ</text:p>
          </table:table-cell>
          <table:table-cell table:style-name="odsStyleTableCell-59705fe1d514899be2ffbd4c9fe1aa4d" office:value-type="string">
            <text:p>BALBOA</text:p>
          </table:table-cell>
          <table:table-cell table:style-name="odsStyleTableCell-59705fe1d514899be2ffbd4c9fe1aa4d" office:value-type="string">
            <text:p>PAB</text:p>
          </table:table-cell>
          <table:table-cell table:style-name="odsStyleTableCell-fdb146a990dc3245ed4a90d039ffba43" office:value-type="string">
            <text:p>6.86000</text:p>
          </table:table-cell>
          <table:table-cell table:style-name="odsStyleTableCell-fdb146a990dc3245ed4a90d039ffba43" office:value-type="string">
            <text:p>1.00000</text:p>
          </table:table-cell>
        </table:table-row>
        <table:table-row table:style-name="ro1">
          <table:table-cell table:style-name="odsStyleTableCell-59705fe1d514899be2ffbd4c9fe1aa4d" office:value-type="string">
            <text:p>PARAGUAY</text:p>
          </table:table-cell>
          <table:table-cell table:style-name="odsStyleTableCell-59705fe1d514899be2ffbd4c9fe1aa4d" office:value-type="string">
            <text:p>GUARANI</text:p>
          </table:table-cell>
          <table:table-cell table:style-name="odsStyleTableCell-59705fe1d514899be2ffbd4c9fe1aa4d" office:value-type="string">
            <text:p>PYG</text:p>
          </table:table-cell>
          <table:table-cell table:style-name="odsStyleTableCell-fdb146a990dc3245ed4a90d039ffba43" office:value-type="string">
            <text:p>0.00094</text:p>
          </table:table-cell>
          <table:table-cell table:style-name="odsStyleTableCell-fdb146a990dc3245ed4a90d039ffba43" office:value-type="string">
            <text:p>7,288.10000</text:p>
          </table:table-cell>
        </table:table-row>
        <table:table-row table:style-name="ro1">
          <table:table-cell table:style-name="odsStyleTableCell-59705fe1d514899be2ffbd4c9fe1aa4d" office:value-type="string">
            <text:p>PERU</text:p>
          </table:table-cell>
          <table:table-cell table:style-name="odsStyleTableCell-59705fe1d514899be2ffbd4c9fe1aa4d" office:value-type="string">
            <text:p>NUEVO SOL</text:p>
          </table:table-cell>
          <table:table-cell table:style-name="odsStyleTableCell-59705fe1d514899be2ffbd4c9fe1aa4d" office:value-type="string">
            <text:p>PEN</text:p>
          </table:table-cell>
          <table:table-cell table:style-name="odsStyleTableCell-fdb146a990dc3245ed4a90d039ffba43" office:value-type="string">
            <text:p>1.78534</text:p>
          </table:table-cell>
          <table:table-cell table:style-name="odsStyleTableCell-fdb146a990dc3245ed4a90d039ffba43" office:value-type="string">
            <text:p>3.84240</text:p>
          </table:table-cell>
        </table:table-row>
        <table:table-row table:style-name="ro1">
          <table:table-cell table:style-name="odsStyleTableCell-59705fe1d514899be2ffbd4c9fe1aa4d" office:value-type="string">
            <text:p>REINO UNIDO</text:p>
          </table:table-cell>
          <table:table-cell table:style-name="odsStyleTableCell-59705fe1d514899be2ffbd4c9fe1aa4d" office:value-type="string">
            <text:p>LIBRA</text:p>
          </table:table-cell>
          <table:table-cell table:style-name="odsStyleTableCell-59705fe1d514899be2ffbd4c9fe1aa4d" office:value-type="string">
            <text:p>GBP</text:p>
          </table:table-cell>
          <table:table-cell table:style-name="odsStyleTableCell-fdb146a990dc3245ed4a90d039ffba43" office:value-type="string">
            <text:p>8.66216</text:p>
          </table:table-cell>
          <table:table-cell table:style-name="odsStyleTableCell-fdb146a990dc3245ed4a90d039ffba43" office:value-type="string">
            <text:p>0.79195</text:p>
          </table:table-cell>
        </table:table-row>
        <table:table-row table:style-name="ro1">
          <table:table-cell table:style-name="odsStyleTableCell-59705fe1d514899be2ffbd4c9fe1aa4d" office:value-type="string">
            <text:p>REPÚBLICA DOMINICANA</text:p>
          </table:table-cell>
          <table:table-cell table:style-name="odsStyleTableCell-59705fe1d514899be2ffbd4c9fe1aa4d" office:value-type="string">
            <text:p>PESO DOMINICANO</text:p>
          </table:table-cell>
          <table:table-cell table:style-name="odsStyleTableCell-59705fe1d514899be2ffbd4c9fe1aa4d" office:value-type="string">
            <text:p>DOP</text:p>
          </table:table-cell>
          <table:table-cell table:style-name="odsStyleTableCell-fdb146a990dc3245ed4a90d039ffba43" office:value-type="string">
            <text:p>0.11709</text:p>
          </table:table-cell>
          <table:table-cell table:style-name="odsStyleTableCell-fdb146a990dc3245ed4a90d039ffba43" office:value-type="string">
            <text:p>58.58600</text:p>
          </table:table-cell>
        </table:table-row>
        <table:table-row table:style-name="ro1">
          <table:table-cell table:style-name="odsStyleTableCell-59705fe1d514899be2ffbd4c9fe1aa4d" office:value-type="string">
            <text:p>REP.POPULAR CHINA</text:p>
          </table:table-cell>
          <table:table-cell table:style-name="odsStyleTableCell-59705fe1d514899be2ffbd4c9fe1aa4d" office:value-type="string">
            <text:p>YUAN RENMINBI OFFSHORE</text:p>
          </table:table-cell>
          <table:table-cell table:style-name="odsStyleTableCell-59705fe1d514899be2ffbd4c9fe1aa4d" office:value-type="string">
            <text:p>CNH</text:p>
          </table:table-cell>
          <table:table-cell table:style-name="odsStyleTableCell-fdb146a990dc3245ed4a90d039ffba43" office:value-type="string">
            <text:p>0.95109</text:p>
          </table:table-cell>
          <table:table-cell table:style-name="odsStyleTableCell-fdb146a990dc3245ed4a90d039ffba43" office:value-type="string">
            <text:p>7.21280</text:p>
          </table:table-cell>
        </table:table-row>
        <table:table-row table:style-name="ro1">
          <table:table-cell table:style-name="odsStyleTableCell-59705fe1d514899be2ffbd4c9fe1aa4d" office:value-type="string">
            <text:p>RUSIA</text:p>
          </table:table-cell>
          <table:table-cell table:style-name="odsStyleTableCell-59705fe1d514899be2ffbd4c9fe1aa4d" office:value-type="string">
            <text:p>RUBLO RUSO</text:p>
          </table:table-cell>
          <table:table-cell table:style-name="odsStyleTableCell-59705fe1d514899be2ffbd4c9fe1aa4d" office:value-type="string">
            <text:p>RUB</text:p>
          </table:table-cell>
          <table:table-cell table:style-name="odsStyleTableCell-fdb146a990dc3245ed4a90d039ffba43" office:value-type="string">
            <text:p>0.07516</text:p>
          </table:table-cell>
          <table:table-cell table:style-name="odsStyleTableCell-fdb146a990dc3245ed4a90d039ffba43" office:value-type="string">
            <text:p>91.27520</text:p>
          </table:table-cell>
        </table:table-row>
        <table:table-row table:style-name="ro1">
          <table:table-cell table:style-name="odsStyleTableCell-59705fe1d514899be2ffbd4c9fe1aa4d" office:value-type="string">
            <text:p>SINGAPUR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SGD</text:p>
          </table:table-cell>
          <table:table-cell table:style-name="odsStyleTableCell-fdb146a990dc3245ed4a90d039ffba43" office:value-type="string">
            <text:p>5.10683</text:p>
          </table:table-cell>
          <table:table-cell table:style-name="odsStyleTableCell-fdb146a990dc3245ed4a90d039ffba43" office:value-type="string">
            <text:p>1.34330</text:p>
          </table:table-cell>
        </table:table-row>
        <table:table-row table:style-name="ro1">
          <table:table-cell table:style-name="odsStyleTableCell-59705fe1d514899be2ffbd4c9fe1aa4d" office:value-type="string">
            <text:p>SUDÁFRICA</text:p>
          </table:table-cell>
          <table:table-cell table:style-name="odsStyleTableCell-59705fe1d514899be2ffbd4c9fe1aa4d" office:value-type="string">
            <text:p>RAND</text:p>
          </table:table-cell>
          <table:table-cell table:style-name="odsStyleTableCell-59705fe1d514899be2ffbd4c9fe1aa4d" office:value-type="string">
            <text:p>ZAR</text:p>
          </table:table-cell>
          <table:table-cell table:style-name="odsStyleTableCell-fdb146a990dc3245ed4a90d039ffba43" office:value-type="string">
            <text:p>0.36323</text:p>
          </table:table-cell>
          <table:table-cell table:style-name="odsStyleTableCell-fdb146a990dc3245ed4a90d039ffba43" office:value-type="string">
            <text:p>18.88620</text:p>
          </table:table-cell>
        </table:table-row>
        <table:table-row table:style-name="ro1">
          <table:table-cell table:style-name="odsStyleTableCell-59705fe1d514899be2ffbd4c9fe1aa4d" office:value-type="string">
            <text:p>SUECIA</text:p>
          </table:table-cell>
          <table:table-cell table:style-name="odsStyleTableCell-59705fe1d514899be2ffbd4c9fe1aa4d" office:value-type="string">
            <text:p>CORONA</text:p>
          </table:table-cell>
          <table:table-cell table:style-name="odsStyleTableCell-59705fe1d514899be2ffbd4c9fe1aa4d" office:value-type="string">
            <text:p>SEK</text:p>
          </table:table-cell>
          <table:table-cell table:style-name="odsStyleTableCell-fdb146a990dc3245ed4a90d039ffba43" office:value-type="string">
            <text:p>0.65478</text:p>
          </table:table-cell>
          <table:table-cell table:style-name="odsStyleTableCell-fdb146a990dc3245ed4a90d039ffba43" office:value-type="string">
            <text:p>10.47680</text:p>
          </table:table-cell>
        </table:table-row>
        <table:table-row table:style-name="ro1">
          <table:table-cell table:style-name="odsStyleTableCell-59705fe1d514899be2ffbd4c9fe1aa4d" office:value-type="string">
            <text:p>SUIZA</text:p>
          </table:table-cell>
          <table:table-cell table:style-name="odsStyleTableCell-59705fe1d514899be2ffbd4c9fe1aa4d" office:value-type="string">
            <text:p>FRANCO</text:p>
          </table:table-cell>
          <table:table-cell table:style-name="odsStyleTableCell-59705fe1d514899be2ffbd4c9fe1aa4d" office:value-type="string">
            <text:p>CHF</text:p>
          </table:table-cell>
          <table:table-cell table:style-name="odsStyleTableCell-fdb146a990dc3245ed4a90d039ffba43" office:value-type="string">
            <text:p>7.84359</text:p>
          </table:table-cell>
          <table:table-cell table:style-name="odsStyleTableCell-fdb146a990dc3245ed4a90d039ffba43" office:value-type="string">
            <text:p>0.87460</text:p>
          </table:table-cell>
        </table:table-row>
        <table:table-row table:style-name="ro1">
          <table:table-cell table:style-name="odsStyleTableCell-59705fe1d514899be2ffbd4c9fe1aa4d" office:value-type="string">
            <text:p>TAILANDIA</text:p>
          </table:table-cell>
          <table:table-cell table:style-name="odsStyleTableCell-59705fe1d514899be2ffbd4c9fe1aa4d" office:value-type="string">
            <text:p>THAI BAHT</text:p>
          </table:table-cell>
          <table:table-cell table:style-name="odsStyleTableCell-59705fe1d514899be2ffbd4c9fe1aa4d" office:value-type="string">
            <text:p>THB</text:p>
          </table:table-cell>
          <table:table-cell table:style-name="odsStyleTableCell-fdb146a990dc3245ed4a90d039ffba43" office:value-type="string">
            <text:p>0.19261</text:p>
          </table:table-cell>
          <table:table-cell table:style-name="odsStyleTableCell-fdb146a990dc3245ed4a90d039ffba43" office:value-type="string">
            <text:p>35.61600</text:p>
          </table:table-cell>
        </table:table-row>
        <table:table-row table:style-name="ro1">
          <table:table-cell table:style-name="odsStyleTableCell-59705fe1d514899be2ffbd4c9fe1aa4d" office:value-type="string">
            <text:p>TAIWAN</text:p>
          </table:table-cell>
          <table:table-cell table:style-name="odsStyleTableCell-59705fe1d514899be2ffbd4c9fe1aa4d" office:value-type="string">
            <text:p>DÓLAR</text:p>
          </table:table-cell>
          <table:table-cell table:style-name="odsStyleTableCell-59705fe1d514899be2ffbd4c9fe1aa4d" office:value-type="string">
            <text:p>TWD</text:p>
          </table:table-cell>
          <table:table-cell table:style-name="odsStyleTableCell-fdb146a990dc3245ed4a90d039ffba43" office:value-type="string">
            <text:p>0.21877</text:p>
          </table:table-cell>
          <table:table-cell table:style-name="odsStyleTableCell-fdb146a990dc3245ed4a90d039ffba43" office:value-type="string">
            <text:p>31.35700</text:p>
          </table:table-cell>
        </table:table-row>
        <table:table-row table:style-name="ro1">
          <table:table-cell table:style-name="odsStyleTableCell-59705fe1d514899be2ffbd4c9fe1aa4d" office:value-type="string">
            <text:p>TÚNEZ</text:p>
          </table:table-cell>
          <table:table-cell table:style-name="odsStyleTableCell-59705fe1d514899be2ffbd4c9fe1aa4d" office:value-type="string">
            <text:p>DINAR TUNECINO</text:p>
          </table:table-cell>
          <table:table-cell table:style-name="odsStyleTableCell-59705fe1d514899be2ffbd4c9fe1aa4d" office:value-type="string">
            <text:p>TND</text:p>
          </table:table-cell>
          <table:table-cell table:style-name="odsStyleTableCell-fdb146a990dc3245ed4a90d039ffba43" office:value-type="string">
            <text:p>2.19316</text:p>
          </table:table-cell>
          <table:table-cell table:style-name="odsStyleTableCell-fdb146a990dc3245ed4a90d039ffba43" office:value-type="string">
            <text:p>3.12790</text:p>
          </table:table-cell>
        </table:table-row>
        <table:table-row table:style-name="ro1">
          <table:table-cell table:style-name="odsStyleTableCell-59705fe1d514899be2ffbd4c9fe1aa4d" office:value-type="string">
            <text:p>TURQUÍA</text:p>
          </table:table-cell>
          <table:table-cell table:style-name="odsStyleTableCell-59705fe1d514899be2ffbd4c9fe1aa4d" office:value-type="string">
            <text:p>LIRA TURCA</text:p>
          </table:table-cell>
          <table:table-cell table:style-name="odsStyleTableCell-59705fe1d514899be2ffbd4c9fe1aa4d" office:value-type="string">
            <text:p>TRY</text:p>
          </table:table-cell>
          <table:table-cell table:style-name="odsStyleTableCell-fdb146a990dc3245ed4a90d039ffba43" office:value-type="string">
            <text:p>0.22421</text:p>
          </table:table-cell>
          <table:table-cell table:style-name="odsStyleTableCell-fdb146a990dc3245ed4a90d039ffba43" office:value-type="string">
            <text:p>30.59590</text:p>
          </table:table-cell>
        </table:table-row>
        <table:table-row table:style-name="ro1">
          <table:table-cell table:style-name="odsStyleTableCell-59705fe1d514899be2ffbd4c9fe1aa4d" office:value-type="string">
            <text:p>URUGUAY</text:p>
          </table:table-cell>
          <table:table-cell table:style-name="odsStyleTableCell-59705fe1d514899be2ffbd4c9fe1aa4d" office:value-type="string">
            <text:p>PESO</text:p>
          </table:table-cell>
          <table:table-cell table:style-name="odsStyleTableCell-59705fe1d514899be2ffbd4c9fe1aa4d" office:value-type="string">
            <text:p>UYU</text:p>
          </table:table-cell>
          <table:table-cell table:style-name="odsStyleTableCell-fdb146a990dc3245ed4a90d039ffba43" office:value-type="string">
            <text:p>0.17531</text:p>
          </table:table-cell>
          <table:table-cell table:style-name="odsStyleTableCell-fdb146a990dc3245ed4a90d039ffba43" office:value-type="string">
            <text:p>39.13150</text:p>
          </table:table-cell>
        </table:table-row>
        <table:table-row table:style-name="ro1">
          <table:table-cell table:style-name="odsStyleTableCell-59705fe1d514899be2ffbd4c9fe1aa4d" office:value-type="string">
            <text:p>VENEZUELA</text:p>
          </table:table-cell>
          <table:table-cell table:style-name="odsStyleTableCell-59705fe1d514899be2ffbd4c9fe1aa4d" office:value-type="string">
            <text:p>BOLIVAR DIGITAL</text:p>
          </table:table-cell>
          <table:table-cell table:style-name="odsStyleTableCell-59705fe1d514899be2ffbd4c9fe1aa4d" office:value-type="string">
            <text:p>VES</text:p>
          </table:table-cell>
          <table:table-cell table:style-name="odsStyleTableCell-fdb146a990dc3245ed4a90d039ffba43" office:value-type="string">
            <text:p>0.18945</text:p>
          </table:table-cell>
          <table:table-cell table:style-name="odsStyleTableCell-fdb146a990dc3245ed4a90d039ffba43" office:value-type="string">
            <text:p>36.21030</text:p>
          </table:table-cell>
        </table:table-row>
        <table:table-row table:style-name="ro1">
          <table:table-cell table:style-name="odsStyleTableCell-59705fe1d514899be2ffbd4c9fe1aa4d" office:value-type="string">
            <text:p>VIETNAM</text:p>
          </table:table-cell>
          <table:table-cell table:style-name="odsStyleTableCell-59705fe1d514899be2ffbd4c9fe1aa4d" office:value-type="string">
            <text:p>DONG</text:p>
          </table:table-cell>
          <table:table-cell table:style-name="odsStyleTableCell-59705fe1d514899be2ffbd4c9fe1aa4d" office:value-type="string">
            <text:p>VND</text:p>
          </table:table-cell>
          <table:table-cell table:style-name="odsStyleTableCell-fdb146a990dc3245ed4a90d039ffba43" office:value-type="string">
            <text:p>0.00028</text:p>
          </table:table-cell>
          <table:table-cell table:style-name="odsStyleTableCell-fdb146a990dc3245ed4a90d039ffba43" office:value-type="string">
            <text:p>24,419.10000</text:p>
          </table:table-cell>
        </table:table-row>
        <table:table-row table:style-name="ro1">
          <table:table-cell table:style-name="odsStyleTableCell-59705fe1d514899be2ffbd4c9fe1aa4d" office:value-type="string">
            <text:p/>
          </table:table-cell>
          <table:table-cell table:style-name="odsStyleTableCell-59705fe1d514899be2ffbd4c9fe1aa4d" office:value-type="string">
            <text:p>DERECHO ESPECIAL DE GIRO</text:p>
          </table:table-cell>
          <table:table-cell table:style-name="odsStyleTableCell-59705fe1d514899be2ffbd4c9fe1aa4d" office:value-type="string">
            <text:p>USD/D.E.G.</text:p>
          </table:table-cell>
          <table:table-cell table:style-name="odsStyleTableCell-fdb146a990dc3245ed4a90d039ffba43" office:value-type="string">
            <text:p/>
          </table:table-cell>
          <table:table-cell table:style-name="odsStyleTableCell-fdb146a990dc3245ed4a90d039ffba43" office:value-type="string">
            <text:p>1.32626</text:p>
          </table:table-cell>
        </table:table-row>
        <table:table-row table:style-name="ro1">
          <table:table-cell table:style-name="odsStyleTableCell-59705fe1d514899be2ffbd4c9fe1aa4d" office:value-type="string">
            <text:p/>
          </table:table-cell>
          <table:table-cell table:style-name="odsStyleTableCell-59705fe1d514899be2ffbd4c9fe1aa4d" office:value-type="string">
            <text:p>UNIDAD DE FOMENTO DE VIVIENDA</text:p>
          </table:table-cell>
          <table:table-cell table:style-name="odsStyleTableCell-59705fe1d514899be2ffbd4c9fe1aa4d" office:value-type="string">
            <text:p>Bs/UFV</text:p>
          </table:table-cell>
          <table:table-cell table:style-name="odsStyleTableCell-fdb146a990dc3245ed4a90d039ffba43" office:value-type="string">
            <text:p/>
          </table:table-cell>
          <table:table-cell table:style-name="odsStyleTableCell-fdb146a990dc3245ed4a90d039ffba43" office:value-type="string">
            <text:p>2.479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6f3f5e80673bbaa46b2db9ac6fc821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3a11921fe089ba0806d10473253a12c" office:value-type="string">
            <text:p> </text:p>
          </table:table-cell>
          <table:table-cell table:style-name="odsStyleTableCell-33a11921fe089ba0806d10473253a12c" office:value-type="string">
            <text:p>UNIDAD MONETARIA</text:p>
          </table:table-cell>
          <table:table-cell table:style-name="odsStyleTableCell-33a11921fe089ba0806d10473253a12c" office:value-type="string">
            <text:p>MONEDA</text:p>
          </table:table-cell>
          <table:table-cell table:style-name="odsStyleTableCell-33a11921fe089ba0806d10473253a12c" office:value-type="string">
            <text:p>TIPO DE CAMBIO EN M.E.</text:p>
          </table:table-cell>
        </table:table-row>
        <table:table-row table:style-name="ro1">
          <table:table-cell table:style-name="odsStyleTableCell-59705fe1d514899be2ffbd4c9fe1aa4d" office:value-type="string">
            <text:p>ORO</text:p>
          </table:table-cell>
          <table:table-cell table:style-name="odsStyleTableCell-59705fe1d514899be2ffbd4c9fe1aa4d" office:value-type="string">
            <text:p>ONZA TROY ORO</text:p>
          </table:table-cell>
          <table:table-cell table:style-name="odsStyleTableCell-59705fe1d514899be2ffbd4c9fe1aa4d" office:value-type="string">
            <text:p>USD./O.T.F.</text:p>
          </table:table-cell>
          <table:table-cell table:style-name="odsStyleTableCell-fdb146a990dc3245ed4a90d039ffba43" office:value-type="string">
            <text:p>2,035.59000</text:p>
          </table:table-cell>
        </table:table-row>
        <table:table-row table:style-name="ro1">
          <table:table-cell table:style-name="odsStyleTableCell-59705fe1d514899be2ffbd4c9fe1aa4d" office:value-type="string">
            <text:p>PLATA</text:p>
          </table:table-cell>
          <table:table-cell table:style-name="odsStyleTableCell-59705fe1d514899be2ffbd4c9fe1aa4d" office:value-type="string">
            <text:p>ONZA TROY PLATA</text:p>
          </table:table-cell>
          <table:table-cell table:style-name="odsStyleTableCell-59705fe1d514899be2ffbd4c9fe1aa4d" office:value-type="string">
            <text:p>USD./O.T.F.</text:p>
          </table:table-cell>
          <table:table-cell table:style-name="odsStyleTableCell-fdb146a990dc3245ed4a90d039ffba43" office:value-type="string">
            <text:p>22.230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6f3f5e80673bbaa46b2db9ac6fc821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3a11921fe089ba0806d10473253a12c" office:value-type="string">
            <text:p> </text:p>
          </table:table-cell>
          <table:table-cell table:style-name="odsStyleTableCell-33a11921fe089ba0806d10473253a12c" office:value-type="string">
            <text:p>1 MES</text:p>
          </table:table-cell>
          <table:table-cell table:style-name="odsStyleTableCell-33a11921fe089ba0806d10473253a12c" office:value-type="string">
            <text:p>3 MESES</text:p>
          </table:table-cell>
          <table:table-cell table:style-name="odsStyleTableCell-33a11921fe089ba0806d10473253a12c" office:value-type="string">
            <text:p>6 MESES</text:p>
          </table:table-cell>
        </table:table-row>
        <table:table-row table:style-name="ro1">
          <table:table-cell table:style-name="odsStyleTableCell-c7f2851f8c1de1b17b726f7d138edaf2" office:value-type="string">
            <text:p>TASA LIBOR(USD)</text:p>
          </table:table-cell>
          <table:table-cell table:style-name="odsStyleTableCell-fdb146a990dc3245ed4a90d039ffba43" office:value-type="string">
            <text:p>5.44</text:p>
          </table:table-cell>
          <table:table-cell table:style-name="odsStyleTableCell-fdb146a990dc3245ed4a90d039ffba43" office:value-type="string">
            <text:p>5.58</text:p>
          </table:table-cell>
          <table:table-cell table:style-name="odsStyleTableCell-fdb146a990dc3245ed4a90d039ffba43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9705fe1d514899be2ffbd4c9fe1aa4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07</meta:creation-date>
    <meta:generator>ods générator</meta:generator>
    <dc:date>2024-10-16T13:16:07</dc:date>
    <meta:editing-duration>PT1S</meta:editing-duration>
    <meta:editing-cycles>1</meta:editing-cycles>
    <meta:document-statistic meta:table-count="1" meta:cell-count="4" meta:object-count="0"/>
  </office:meta>
</office:document-meta>
</file>